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5f85" officeooo:paragraph-rsid="00055f85" style:language-asian="ja" style:country-asian="JP"/>
    </style:style>
    <style:style style:name="P2" style:family="paragraph" style:parent-style-name="Standard">
      <style:text-properties officeooo:rsid="0004cec6" officeooo:paragraph-rsid="0004cec6" style:language-asian="ja" style:country-asian="JP"/>
    </style:style>
    <style:style style:name="P3" style:family="paragraph" style:parent-style-name="Standard">
      <style:text-properties officeooo:rsid="00076ba2" officeooo:paragraph-rsid="00076ba2" style:language-asian="ja" style:country-asian="JP"/>
    </style:style>
    <style:style style:name="P4" style:family="paragraph" style:parent-style-name="Standard">
      <style:text-properties officeooo:rsid="000a978a" officeooo:paragraph-rsid="000a978a" style:language-asian="ja" style:country-asian="JP"/>
    </style:style>
    <style:style style:name="P5" style:family="paragraph" style:parent-style-name="Standard">
      <style:text-properties officeooo:rsid="000e4f09" officeooo:paragraph-rsid="000e4f09" style:language-asian="ja" style:country-asian="JP"/>
    </style:style>
    <style:style style:name="P6" style:family="paragraph" style:parent-style-name="Standard">
      <style:text-properties officeooo:rsid="00144bb7" officeooo:paragraph-rsid="00150b29" style:language-asian="ja" style:country-asian="JP"/>
    </style:style>
    <style:style style:name="P7" style:family="paragraph" style:parent-style-name="Standard">
      <style:text-properties officeooo:rsid="001d48e2" officeooo:paragraph-rsid="001d48e2" style:language-asian="ja" style:country-asian="JP"/>
    </style:style>
    <style:style style:name="P8" style:family="paragraph" style:parent-style-name="Standard">
      <style:text-properties officeooo:rsid="001eebd4" officeooo:paragraph-rsid="001eebd4" style:language-asian="ja" style:country-asian="JP"/>
    </style:style>
    <style:style style:name="P9" style:family="paragraph" style:parent-style-name="Standard">
      <style:text-properties officeooo:rsid="002abaa7" officeooo:paragraph-rsid="002abaa7" style:language-asian="ja" style:country-asian="JP"/>
    </style:style>
    <style:style style:name="P10" style:family="paragraph" style:parent-style-name="Standard">
      <style:text-properties officeooo:rsid="00150b29" officeooo:paragraph-rsid="00150b29" style:language-asian="ja" style:country-asian="JP"/>
    </style:style>
    <style:style style:name="P11" style:family="paragraph" style:parent-style-name="Standard">
      <style:text-properties officeooo:rsid="0011203a" officeooo:paragraph-rsid="0011203a" style:language-asian="ja" style:country-asian="JP"/>
    </style:style>
    <style:style style:name="P12" style:family="paragraph" style:parent-style-name="Standard">
      <style:text-properties officeooo:rsid="002c5238" officeooo:paragraph-rsid="002c5238" style:language-asian="ja" style:country-asian="JP"/>
    </style:style>
    <style:style style:name="P13" style:family="paragraph" style:parent-style-name="Standard" style:list-style-name="L1">
      <style:text-properties officeooo:rsid="001eebd4" officeooo:paragraph-rsid="001eebd4" style:language-asian="ja" style:country-asian="JP"/>
    </style:style>
    <style:style style:name="P14" style:family="paragraph" style:parent-style-name="Standard" style:list-style-name="L2">
      <style:text-properties officeooo:rsid="001eebd4" officeooo:paragraph-rsid="001eebd4" style:language-asian="ja" style:country-asian="JP"/>
    </style:style>
    <style:style style:name="P15" style:family="paragraph" style:parent-style-name="Standard" style:list-style-name="L4">
      <style:text-properties officeooo:rsid="003472c6" officeooo:paragraph-rsid="003472c6" style:language-asian="ja" style:country-asian="JP"/>
    </style:style>
    <style:style style:name="P16" style:family="paragraph" style:parent-style-name="Standard" style:list-style-name="L4">
      <style:text-properties officeooo:rsid="00358aff" officeooo:paragraph-rsid="00358aff" style:language-asian="ja" style:country-asian="JP"/>
    </style:style>
    <style:style style:name="P17" style:family="paragraph" style:parent-style-name="Standard" style:list-style-name="L4">
      <style:text-properties officeooo:rsid="00366c6f" officeooo:paragraph-rsid="00366c6f" style:language-asian="ja" style:country-asian="JP"/>
    </style:style>
    <style:style style:name="P18" style:family="paragraph" style:parent-style-name="Standard" style:list-style-name="L4">
      <style:text-properties officeooo:rsid="0038898f" officeooo:paragraph-rsid="0038898f" style:language-asian="ja" style:country-asian="JP"/>
    </style:style>
    <style:style style:name="T1" style:family="text">
      <style:text-properties officeooo:rsid="0007d4a0"/>
    </style:style>
    <style:style style:name="T2" style:family="text">
      <style:text-properties officeooo:rsid="0009a8ca"/>
    </style:style>
    <style:style style:name="T3" style:family="text">
      <style:text-properties officeooo:rsid="000cedbc"/>
    </style:style>
    <style:style style:name="T4" style:family="text">
      <style:text-properties officeooo:rsid="000f7b9c"/>
    </style:style>
    <style:style style:name="T5" style:family="text">
      <style:text-properties officeooo:rsid="002deb89"/>
    </style:style>
    <style:style style:name="T6" style:family="text">
      <style:text-properties officeooo:rsid="00308e41"/>
    </style:style>
    <style:style style:name="T7" style:family="text">
      <style:text-properties officeooo:rsid="0030b2de"/>
    </style:style>
    <style:style style:name="T8" style:family="text">
      <style:text-properties officeooo:rsid="0037ffd6"/>
    </style:style>
    <style:style style:name="T9" style:family="text">
      <style:text-properties officeooo:rsid="003c386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diegoldmine.com <text:span text:style-name="T2">assets </text:span></text:p>
      <text:p text:style-name="P3">mixamo.com <text:span text:style-name="T1">for animations</text:span></text:p>
      <text:p text:style-name="P11">sketchfab.com for in-depth models</text:p>
      <text:p text:style-name="P12">magicavoxel <text:span text:style-name="T6">github </text:span><text:span text:style-name="T5">for </text:span><text:span text:style-name="T7">voxel </text:span></text:p>
      <text:p text:style-name="P1">täglicher Progress auf Miro posten</text:p>
      <text:p text:style-name="P1">2 Personen <text:span text:style-name="T3">= x2 </text:span></text:p>
      <text:p text:style-name="P5">zB. A macht Environments, B macht Characters etc. </text:p>
      <text:p text:style-name="P4">consistent look, <text:span text:style-name="T4">was uns passt</text:span></text:p>
      <text:p text:style-name="P10">short story, concept</text:p>
      <text:p text:style-name="P6"/>
      <text:p text:style-name="P7">3min pitch 9.11</text:p>
      <text:list text:style-name="L1">
        <text:list-item>
          <text:p text:style-name="P13">game choice</text:p>
        </text:list-item>
      </text:list>
      <text:list text:style-name="L2">
        <text:list-item>
          <text:p text:style-name="P14">scetches</text:p>
        </text:list-item>
        <text:list-item>
          <text:p text:style-name="P14">turn around character</text:p>
        </text:list-item>
        <text:list-item>
          <text:p text:style-name="P14">moodboard + color</text:p>
        </text:list-item>
      </text:list>
      <text:p text:style-name="P8"/>
      <text:p text:style-name="P9">Stand Up Streifen</text:p>
      <text:list xml:id="list1080334566" text:style-name="L4">
        <text:list-item>
          <text:p text:style-name="P15">shading</text:p>
        </text:list-item>
        <text:list-item>
          <text:p text:style-name="P15">mc</text:p>
        </text:list-item>
        <text:list-item>
          <text:p text:style-name="P16">in der zwischenwelt ist die arena?</text:p>
        </text:list-item>
        <text:list-item>
          <text:p text:style-name="P17">animation: arena drücken = andere seite, <text:span text:style-name="T8">1 diorama</text:span></text:p>
        </text:list-item>
        <text:list-item>
          <text:p text:style-name="P18">dunkle farbe zu matschig, mehr weiß, türkis<text:span text:style-name="T9">blau</text:span> re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0:38:31.687000000</meta:creation-date>
    <dc:date>2023-11-09T11:10:51.393000000</dc:date>
    <meta:editing-duration>PT3H33M8S</meta:editing-duration>
    <meta:editing-cycles>40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20" meta:word-count="86" meta:character-count="505" meta:non-whitespace-character-count="444"/>
  </office:meta>
</office:document-meta>
</file>